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1.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5.554cm"/>
    </style:style>
    <style:style style:name="co9" style:family="table-column">
      <style:table-column-properties fo:break-before="auto" style:column-width="2.6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ce1"/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- polygo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Formes – Polygon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Formes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Formes 3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nimal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Animaux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ar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Voit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g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Bogu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Othe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Cisco – Aut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Cisco - Médi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Produc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Cisco – Produi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usual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Dominó – couran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numbered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Dominó – numéroté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Elektronika – partie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Elektronika – partie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3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Elektronika – partie 3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4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Elektronika – partie 4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circuit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Elektronika – circui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sig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Elektronika – sign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gaug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Elektronika – jaug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eopl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Ge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overlay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Architecture – recouvrement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furnit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Architecture – meubl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uilding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Architecture – immeubl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athroom, kitche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Architecture – SDB, cuisin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kitche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Architecture – cuisin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windows, door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Architecture – fenêtres, port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Diagramm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Diagrammes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aun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Photos – Faun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Building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Photos – Immeubl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Plan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Photos – Plant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tatu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Photos - Statu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Landscap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Photos – Paysag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iti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Photos – Vill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lower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Photos – Fleur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Therapeutics - general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Soins de santé – Diver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Weathe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Météo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Vehicl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Véhicul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Panneaux signalisation.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lue Ma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Homme bleu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hemistry - Amino acid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Chimie – Acides aminés.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sig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Panneaux logiqu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gat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Portes logiques.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o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Logo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mili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Emoticon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row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Flèch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1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Horloge – 1 heur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2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Horloge – 2 he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3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Horloge – 3 he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4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Horloge – 4 he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5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Horloge – 5 he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6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Horloge – 6 he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7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Horloge – 7 he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8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Horloge – 8 he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9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Horloge – 9 he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0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Horloge – 10 he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1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Horloge – 11 he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2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Horloge – 12 he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neumatic - par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Pneumatique – Composants.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general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Ordinateurs – Général.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Ordinateurs – Réseau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 devic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Ordinateurs – Elements réseau.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WIF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Ordinateurs – Wi-F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Number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Nomb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 - dange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Panneaux Dange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bjec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Obje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fric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Cartes – Afriqu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United States of Americ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Cartes – US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ustrali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Cartes – Australi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si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Cartes – Asi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outh Americ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Cartes – Amérique Latin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Cartes – Europ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Cartes – Europe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Cartes – Franc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 - countri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Cartes – France – régio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g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Cartes – Panneaux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anad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Cartes – Canad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ontinen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Cartes – Continen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East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Cartes – Moyen-Orient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meric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Cartes – Amérique Central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g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Cartes – Moyen Ag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exico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Cartes – Mexiqu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ncient tim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Cartes – Antiquité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mbol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Cartes – Symbol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history - 1900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Cartes – Histoire – 1900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World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Cartes – Mond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rop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Récolt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ractio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Fractio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ag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Drapeaux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instrumen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Musique – Instrumen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sheet music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Musique – Partitio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pecial Pictogramm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Pictogrammes Spéciaux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elebratio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Photos – Fêt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oods and Drink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Photos – Alimentatio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– Huma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Photos – Humai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Objec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Photos – Obje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pac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Photos – Espac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Travel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Photos – Voyag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penOffice.org logo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Logos OpenOffice.org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Religio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Religio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ilding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Building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Homepage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Homepage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llets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[YourLangID]</text:p>
          </table:table-cell>
          <table:table-cell office:value-type="string">
            <text:p>Bullets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7">2007.09.17</text:date>, <text:time>12:06:24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3$Win32 OpenOffice.org_project/680m225$Build-9196</meta:generator>
    <meta:creation-date>2007-06-20T13:52:15</meta:creation-date>
    <dc:date>2007-09-17T12:06:24</dc:date>
    <meta:editing-cycles>3</meta:editing-cycles>
    <meta:editing-duration>PT3M8S</meta:editing-duration>
    <meta:user-defined meta:name="Info 1"/>
    <meta:user-defined meta:name="Info 2"/>
    <meta:user-defined meta:name="Info 3"/>
    <meta:user-defined meta:name="Info 4"/>
    <meta:document-statistic meta:table-count="1" meta:cell-count="1872"/>
  </office:meta>
</office:document-meta>
</file>